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654in"/>
    </style:style>
    <style:style style:name="co2" style:family="table-column">
      <style:table-column-properties fo:break-before="auto" style:column-width="0.5528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1.3417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0209in"/>
    </style:style>
    <style:style style:name="co7" style:family="table-column">
      <style:table-column-properties fo:break-before="auto" style:column-width="1.52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807in"/>
    </style:style>
    <style:style style:name="co10" style:family="table-column">
      <style:table-column-properties fo:break-before="auto" style:column-width="0.6957in"/>
    </style:style>
    <style:style style:name="ro1" style:family="table-row">
      <style:table-row-properties style:row-height="0.48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x_qerr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ry</text:p>
            <text:p>Name</text:p>
          </table:table-cell>
          <table:table-cell office:value-type="string" calcext:value-type="string">
            <text:p>Tables</text:p>
            <text:p>Number</text:p>
          </table:table-cell>
          <table:table-cell office:value-type="string" calcext:value-type="string">
            <text:p>Query</text:p>
            <text:p>Complexity</text:p>
          </table:table-cell>
          <table:table-cell office:value-type="string" calcext:value-type="string">
            <text:p>max_q_error,</text:p>
            <text:p>PSQL</text:p>
          </table:table-cell>
          <table:table-cell office:value-type="string" calcext:value-type="string">
            <text:p>true_cost,</text:p>
            <text:p>OPT,</text:p>
            <text:p>Exhaustive search</text:p>
          </table:table-cell>
          <table:table-cell office:value-type="string" calcext:value-type="string">
            <text:p>true_cost,</text:p>
            <text:p>PSQL,</text:p>
            <text:p>Exhaustive search</text:p>
          </table:table-cell>
          <table:table-cell office:value-type="string" calcext:value-type="string">
            <text:p>P-error,</text:p>
            <text:p>Bushy plans,</text:p>
            <text:p>Physical cost</text:p>
          </table:table-cell>
          <table:table-cell/>
          <table:table-cell office:value-type="string" calcext:value-type="string">
            <text:p>Simple quer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5.26923076923" calcext:value-type="float">
            <text:p>2385.26923076923</text:p>
          </table:table-cell>
          <table:table-cell table:number-columns-repeated="2" office:value-type="float" office:value="277323.4" calcext:value-type="float">
            <text:p>277323.4</text:p>
          </table:table-cell>
          <table:table-cell table:formula="of:=[.F2]/[.E2]" office:value-type="float" office:value="1" calcext:value-type="float">
            <text:p>1</text:p>
          </table:table-cell>
          <table:table-cell/>
          <table:table-cell office:value-type="string" calcext:value-type="string">
            <text:p>Moderate quer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8.4" calcext:value-type="float">
            <text:p>718.4</text:p>
          </table:table-cell>
          <table:table-cell table:number-columns-repeated="2" office:value-type="float" office:value="276312.4" calcext:value-type="float">
            <text:p>276312.4</text:p>
          </table:table-cell>
          <table:table-cell table:formula="of:=[.F3]/[.E3]" office:value-type="float" office:value="1" calcext:value-type="float">
            <text:p>1</text:p>
          </table:table-cell>
          <table:table-cell/>
          <table:table-cell office:value-type="string" calcext:value-type="string">
            <text:p>Complex quer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 office:value-type="float" office:value="276922.6" calcext:value-type="float">
            <text:p>276922.6</text:p>
          </table:table-cell>
          <table:table-cell office:value-type="float" office:value="276966.4" calcext:value-type="float">
            <text:p>276966.4</text:p>
          </table:table-cell>
          <table:table-cell table:formula="of:=[.F4]/[.E4]" office:value-type="float" office:value="1.00015816693907" calcext:value-type="float">
            <text:p>1.000158166939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8.4" calcext:value-type="float">
            <text:p>718.4</text:p>
          </table:table-cell>
          <table:table-cell table:number-columns-repeated="2" office:value-type="float" office:value="276337.400000001" calcext:value-type="float">
            <text:p>276337.400000001</text:p>
          </table:table-cell>
          <table:table-cell table:formula="of:=[.F5]/[.E5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34" calcext:value-type="float">
            <text:p>7834</text:p>
          </table:table-cell>
          <table:table-cell table:number-columns-repeated="2" office:value-type="float" office:value="1623787.4" calcext:value-type="float">
            <text:p>1623787.4</text:p>
          </table:table-cell>
          <table:table-cell table:formula="of:=[.F6]/[.E6]" office:value-type="float" office:value="1" calcext:value-type="float">
            <text:p>1</text:p>
          </table:table-cell>
          <table:table-cell/>
          <table:table-cell>
            <draw:frame draw:z-index="0" draw:style-name="gr1" draw:text-style-name="P1" svg:width="6.2988in" svg:height="3.5429in" svg:x="0.0063in" svg:y="0.0177in">
              <draw:object draw:notify-on-update-of-ranges="max_qerror.D2:max_qerror.D46 max_qerror.I1:max_qerror.I1 max_qerror.G2:max_qerror.G46 max_qerror.D47:max_qerror.D99 max_qerror.I2:max_qerror.I2 max_qerror.G47:max_qerror.G99 max_qerror.D100:max_qerror.D114 max_qerror.I3:max_qerror.I3 max_qerror.G100:max_qerror.G1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 office:value-type="string" calcext:value-type="string">
            <text:p>2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28" calcext:value-type="float">
            <text:p>5228</text:p>
          </table:table-cell>
          <table:table-cell table:number-columns-repeated="2" office:value-type="float" office:value="1615969.4" calcext:value-type="float">
            <text:p>1615969.4</text:p>
          </table:table-cell>
          <table:table-cell table:formula="of:=[.F7]/[.E7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 office:value-type="float" office:value="810570.199999999" calcext:value-type="float">
            <text:p>810570.199999999</text:p>
          </table:table-cell>
          <table:table-cell office:value-type="float" office:value="1600297.4" calcext:value-type="float">
            <text:p>1600297.4</text:p>
          </table:table-cell>
          <table:table-cell table:formula="of:=[.F8]/[.E8]" office:value-type="float" office:value="1.9742860026189" calcext:value-type="float">
            <text:p>1.974286002618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539.5" calcext:value-type="float">
            <text:p>8539.5</text:p>
          </table:table-cell>
          <table:table-cell table:number-columns-repeated="2" office:value-type="float" office:value="1752281.4" calcext:value-type="float">
            <text:p>1752281.4</text:p>
          </table:table-cell>
          <table:table-cell table:formula="of:=[.F9]/[.E9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2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.127509976563" calcext:value-type="float">
            <text:p>9.127509976563</text:p>
          </table:table-cell>
          <table:table-cell table:number-columns-repeated="2" office:value-type="float" office:value="833409" calcext:value-type="float">
            <text:p>833409</text:p>
          </table:table-cell>
          <table:table-cell table:formula="of:=[.F10]/[.E10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2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88" calcext:value-type="float">
            <text:p>4388</text:p>
          </table:table-cell>
          <table:table-cell table:number-columns-repeated="2" office:value-type="float" office:value="846564" calcext:value-type="float">
            <text:p>846564</text:p>
          </table:table-cell>
          <table:table-cell table:formula="of:=[.F11]/[.E11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1976744186047" calcext:value-type="float">
            <text:p>50.1976744186047</text:p>
          </table:table-cell>
          <table:table-cell table:number-columns-repeated="2" office:value-type="float" office:value="1108175" calcext:value-type="float">
            <text:p>1108175</text:p>
          </table:table-cell>
          <table:table-cell table:formula="of:=[.F12]/[.E12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1976744186047" calcext:value-type="float">
            <text:p>50.1976744186047</text:p>
          </table:table-cell>
          <table:table-cell table:number-columns-repeated="2" office:value-type="float" office:value="1104685" calcext:value-type="float">
            <text:p>1104685</text:p>
          </table:table-cell>
          <table:table-cell table:formula="of:=[.F13]/[.E13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1976744186047" calcext:value-type="float">
            <text:p>50.1976744186047</text:p>
          </table:table-cell>
          <table:table-cell table:number-columns-repeated="2" office:value-type="float" office:value="1120391" calcext:value-type="float">
            <text:p>1120391</text:p>
          </table:table-cell>
          <table:table-cell table:formula="of:=[.F14]/[.E14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6.592592592593" calcext:value-type="float">
            <text:p>376.592592592593</text:p>
          </table:table-cell>
          <table:table-cell table:number-columns-repeated="2" office:value-type="float" office:value="338582.6" calcext:value-type="float">
            <text:p>338582.6</text:p>
          </table:table-cell>
          <table:table-cell table:formula="of:=[.F15]/[.E15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.33333333333" calcext:value-type="float">
            <text:p>1000.33333333333</text:p>
          </table:table-cell>
          <table:table-cell table:number-columns-repeated="2" office:value-type="float" office:value="277849.6" calcext:value-type="float">
            <text:p>277849.6</text:p>
          </table:table-cell>
          <table:table-cell table:formula="of:=[.F16]/[.E16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290148.6" calcext:value-type="float">
            <text:p>290148.6</text:p>
          </table:table-cell>
          <table:table-cell table:formula="of:=[.F17]/[.E17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6.15625" calcext:value-type="float">
            <text:p>616.15625</text:p>
          </table:table-cell>
          <table:table-cell table:number-columns-repeated="2" office:value-type="float" office:value="1036558.2" calcext:value-type="float">
            <text:p>1036558.2</text:p>
          </table:table-cell>
          <table:table-cell table:formula="of:=[.F18]/[.E18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34618441971383" calcext:value-type="float">
            <text:p>8.34618441971383</text:p>
          </table:table-cell>
          <table:table-cell table:number-columns-repeated="2" office:value-type="float" office:value="524554.6" calcext:value-type="float">
            <text:p>524554.6</text:p>
          </table:table-cell>
          <table:table-cell table:formula="of:=[.F19]/[.E19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5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92035398230089" calcext:value-type="float">
            <text:p>5.92035398230089</text:p>
          </table:table-cell>
          <table:table-cell office:value-type="float" office:value="526411.2" calcext:value-type="float">
            <text:p>526411.2</text:p>
          </table:table-cell>
          <table:table-cell office:value-type="float" office:value="526563.2" calcext:value-type="float">
            <text:p>526563.2</text:p>
          </table:table-cell>
          <table:table-cell table:formula="of:=[.F20]/[.E20]" office:value-type="float" office:value="1.00028874765582" calcext:value-type="float">
            <text:p>1.0002887476558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6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3728813559322" calcext:value-type="float">
            <text:p>10.3728813559322</text:p>
          </table:table-cell>
          <table:table-cell table:number-columns-repeated="2" office:value-type="float" office:value="1070728" calcext:value-type="float">
            <text:p>1070728</text:p>
          </table:table-cell>
          <table:table-cell table:formula="of:=[.F21]/[.E21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6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1173966" calcext:value-type="float">
            <text:p>1173966</text:p>
          </table:table-cell>
          <table:table-cell table:formula="of:=[.F22]/[.E22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6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65964" calcext:value-type="float">
            <text:p>1065964</text:p>
          </table:table-cell>
          <table:table-cell table:formula="of:=[.F23]/[.E23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6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6.653814602133" calcext:value-type="float">
            <text:p>256.653814602133</text:p>
          </table:table-cell>
          <table:table-cell table:number-columns-repeated="2" office:value-type="float" office:value="4314342" calcext:value-type="float">
            <text:p>4314342</text:p>
          </table:table-cell>
          <table:table-cell table:formula="of:=[.F24]/[.E24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6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70728" calcext:value-type="float">
            <text:p>1070728</text:p>
          </table:table-cell>
          <table:table-cell table:formula="of:=[.F25]/[.E25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6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8.3816" calcext:value-type="float">
            <text:p>628.3816</text:p>
          </table:table-cell>
          <table:table-cell table:number-columns-repeated="2" office:value-type="float" office:value="4314342" calcext:value-type="float">
            <text:p>4314342</text:p>
          </table:table-cell>
          <table:table-cell table:formula="of:=[.F26]/[.E26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float" office:value="971334.599999999" calcext:value-type="float">
            <text:p>971334.599999999</text:p>
          </table:table-cell>
          <table:table-cell office:value-type="float" office:value="7357509.2" calcext:value-type="float">
            <text:p>7357509.2</text:p>
          </table:table-cell>
          <table:table-cell table:formula="of:=[.F27]/[.E27]" office:value-type="float" office:value="7.57463926436885" calcext:value-type="float">
            <text:p>7.5746392643688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8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829616.599999999" calcext:value-type="float">
            <text:p>829616.599999999</text:p>
          </table:table-cell>
          <table:table-cell office:value-type="float" office:value="7353587.2" calcext:value-type="float">
            <text:p>7353587.2</text:p>
          </table:table-cell>
          <table:table-cell table:formula="of:=[.F28]/[.E28]" office:value-type="float" office:value="8.86383806688536" calcext:value-type="float">
            <text:p>8.8638380668853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.215182251864" calcext:value-type="float">
            <text:p>115.215182251864</text:p>
          </table:table-cell>
          <table:table-cell office:value-type="float" office:value="23572905.2" calcext:value-type="float">
            <text:p>23572905.2</text:p>
          </table:table-cell>
          <table:table-cell office:value-type="float" office:value="34432854" calcext:value-type="float">
            <text:p>34432854</text:p>
          </table:table-cell>
          <table:table-cell table:formula="of:=[.F29]/[.E29]" office:value-type="float" office:value="1.46069624035989" calcext:value-type="float">
            <text:p>1.4606962403598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8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1616603319775" calcext:value-type="float">
            <text:p>24.1616603319775</text:p>
          </table:table-cell>
          <table:table-cell office:value-type="float" office:value="11052568.4" calcext:value-type="float">
            <text:p>11052568.4</text:p>
          </table:table-cell>
          <table:table-cell office:value-type="float" office:value="11375520.4" calcext:value-type="float">
            <text:p>11375520.4</text:p>
          </table:table-cell>
          <table:table-cell table:formula="of:=[.F30]/[.E30]" office:value-type="float" office:value="1.02921963369166" calcext:value-type="float">
            <text:p>1.0292196336916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1921598.2" calcext:value-type="float">
            <text:p>1921598.2</text:p>
          </table:table-cell>
          <table:table-cell office:value-type="float" office:value="8080207.2" calcext:value-type="float">
            <text:p>8080207.2</text:p>
          </table:table-cell>
          <table:table-cell table:formula="of:=[.F31]/[.E31]" office:value-type="float" office:value="4.20494107457012" calcext:value-type="float">
            <text:p>4.204941074570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9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55.38461538462" calcext:value-type="float">
            <text:p>1555.38461538462</text:p>
          </table:table-cell>
          <table:table-cell office:value-type="float" office:value="1414676.6" calcext:value-type="float">
            <text:p>1414676.6</text:p>
          </table:table-cell>
          <table:table-cell office:value-type="float" office:value="7918265.2" calcext:value-type="float">
            <text:p>7918265.2</text:p>
          </table:table-cell>
          <table:table-cell table:formula="of:=[.F32]/[.E32]" office:value-type="float" office:value="5.59722639082318" calcext:value-type="float">
            <text:p>5.597226390823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14" calcext:value-type="float">
            <text:p>8514</text:p>
          </table:table-cell>
          <table:table-cell office:value-type="float" office:value="2063818.2" calcext:value-type="float">
            <text:p>2063818.2</text:p>
          </table:table-cell>
          <table:table-cell office:value-type="float" office:value="8205469.2" calcext:value-type="float">
            <text:p>8205469.2</text:p>
          </table:table-cell>
          <table:table-cell table:formula="of:=[.F33]/[.E33]" office:value-type="float" office:value="3.97586822327664" calcext:value-type="float">
            <text:p>3.97586822327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9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54.60344827586" calcext:value-type="float">
            <text:p>4354.60344827586</text:p>
          </table:table-cell>
          <table:table-cell office:value-type="float" office:value="6442574.2" calcext:value-type="float">
            <text:p>6442574.2</text:p>
          </table:table-cell>
          <table:table-cell office:value-type="float" office:value="13765789.2" calcext:value-type="float">
            <text:p>13765789.2</text:p>
          </table:table-cell>
          <table:table-cell table:formula="of:=[.F34]/[.E34]" office:value-type="float" office:value="2.13669082771294" calcext:value-type="float">
            <text:p>2.1366908277129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0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3.708333333333" calcext:value-type="float">
            <text:p>603.708333333333</text:p>
          </table:table-cell>
          <table:table-cell table:number-columns-repeated="2" office:value-type="float" office:value="831372.399999999" calcext:value-type="float">
            <text:p>831372.399999999</text:p>
          </table:table-cell>
          <table:table-cell table:formula="of:=[.F35]/[.E35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0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.742857142857" calcext:value-type="float">
            <text:p>129.742857142857</text:p>
          </table:table-cell>
          <table:table-cell table:number-columns-repeated="2" office:value-type="float" office:value="902407.399999999" calcext:value-type="float">
            <text:p>902407.399999999</text:p>
          </table:table-cell>
          <table:table-cell table:formula="of:=[.F36]/[.E36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0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67519712790053" calcext:value-type="float">
            <text:p>3.67519712790053</text:p>
          </table:table-cell>
          <table:table-cell table:number-columns-repeated="2" office:value-type="float" office:value="8522041.8" calcext:value-type="float">
            <text:p>8522041.8</text:p>
          </table:table-cell>
          <table:table-cell table:formula="of:=[.F37]/[.E37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7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722.2169811321" calcext:value-type="float">
            <text:p>26722.2169811321</text:p>
          </table:table-cell>
          <table:table-cell office:value-type="float" office:value="7778294.4" calcext:value-type="float">
            <text:p>7778294.4</text:p>
          </table:table-cell>
          <table:table-cell office:value-type="float" office:value="11505821.6" calcext:value-type="float">
            <text:p>11505821.6</text:p>
          </table:table-cell>
          <table:table-cell table:formula="of:=[.F38]/[.E38]" office:value-type="float" office:value="1.47922166587061" calcext:value-type="float">
            <text:p>1.4792216658706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7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306" calcext:value-type="float">
            <text:p>52306</text:p>
          </table:table-cell>
          <table:table-cell office:value-type="float" office:value="5285457.2" calcext:value-type="float">
            <text:p>5285457.2</text:p>
          </table:table-cell>
          <table:table-cell office:value-type="float" office:value="22033160" calcext:value-type="float">
            <text:p>22033160</text:p>
          </table:table-cell>
          <table:table-cell table:formula="of:=[.F39]/[.E39]" office:value-type="float" office:value="4.1686384292356" calcext:value-type="float">
            <text:p>4.168638429235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7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430.2576271186" calcext:value-type="float">
            <text:p>26430.2576271186</text:p>
          </table:table-cell>
          <table:table-cell office:value-type="float" office:value="5064729.2" calcext:value-type="float">
            <text:p>5064729.2</text:p>
          </table:table-cell>
          <table:table-cell office:value-type="float" office:value="21982772" calcext:value-type="float">
            <text:p>21982772</text:p>
          </table:table-cell>
          <table:table-cell table:formula="of:=[.F40]/[.E40]" office:value-type="float" office:value="4.34036473262973" calcext:value-type="float">
            <text:p>4.3403647326297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7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430.2576271186" calcext:value-type="float">
            <text:p>26430.2576271186</text:p>
          </table:table-cell>
          <table:table-cell office:value-type="float" office:value="5108375.2" calcext:value-type="float">
            <text:p>5108375.2</text:p>
          </table:table-cell>
          <table:table-cell office:value-type="float" office:value="21992392" calcext:value-type="float">
            <text:p>21992392</text:p>
          </table:table-cell>
          <table:table-cell table:formula="of:=[.F41]/[.E41]" office:value-type="float" office:value="4.30516380237693" calcext:value-type="float">
            <text:p>4.3051638023769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7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722.2169811321" calcext:value-type="float">
            <text:p>26722.2169811321</text:p>
          </table:table-cell>
          <table:table-cell office:value-type="float" office:value="11173450.2" calcext:value-type="float">
            <text:p>11173450.2</text:p>
          </table:table-cell>
          <table:table-cell office:value-type="float" office:value="13082501.4" calcext:value-type="float">
            <text:p>13082501.4</text:p>
          </table:table-cell>
          <table:table-cell table:formula="of:=[.F42]/[.E42]" office:value-type="float" office:value="1.17085601723987" calcext:value-type="float">
            <text:p>1.1708560172398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7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430.2576271186" calcext:value-type="float">
            <text:p>26430.2576271186</text:p>
          </table:table-cell>
          <table:table-cell office:value-type="float" office:value="8469037.4" calcext:value-type="float">
            <text:p>8469037.4</text:p>
          </table:table-cell>
          <table:table-cell office:value-type="float" office:value="23093974" calcext:value-type="float">
            <text:p>23093974</text:p>
          </table:table-cell>
          <table:table-cell table:formula="of:=[.F43]/[.E43]" office:value-type="float" office:value="2.7268711790079" calcext:value-type="float">
            <text:p>2.726871179007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8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204" calcext:value-type="float">
            <text:p>41204</text:p>
          </table:table-cell>
          <table:table-cell office:value-type="float" office:value="3837899.2" calcext:value-type="float">
            <text:p>3837899.2</text:p>
          </table:table-cell>
          <table:table-cell office:value-type="float" office:value="4321758.4" calcext:value-type="float">
            <text:p>4321758.4</text:p>
          </table:table-cell>
          <table:table-cell table:formula="of:=[.F44]/[.E44]" office:value-type="float" office:value="1.12607397296938" calcext:value-type="float">
            <text:p>1.1260739729693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8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2.615384615385" calcext:value-type="float">
            <text:p>592.615384615385</text:p>
          </table:table-cell>
          <table:table-cell office:value-type="float" office:value="286320.599999998" calcext:value-type="float">
            <text:p>286320.599999998</text:p>
          </table:table-cell>
          <table:table-cell office:value-type="float" office:value="286384.599999998" calcext:value-type="float">
            <text:p>286384.599999998</text:p>
          </table:table-cell>
          <table:table-cell table:formula="of:=[.F45]/[.E45]" office:value-type="float" office:value="1.0002235256562" calcext:value-type="float">
            <text:p>1.000223525656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8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073" calcext:value-type="float">
            <text:p>28073</text:p>
          </table:table-cell>
          <table:table-cell office:value-type="float" office:value="2062018.2" calcext:value-type="float">
            <text:p>2062018.2</text:p>
          </table:table-cell>
          <table:table-cell office:value-type="float" office:value="2276943.2" calcext:value-type="float">
            <text:p>2276943.2</text:p>
          </table:table-cell>
          <table:table-cell table:formula="of:=[.F46]/[.E46]" office:value-type="float" office:value="1.10423040882956" calcext:value-type="float">
            <text:p>1.1042304088295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7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4719" calcext:value-type="float">
            <text:p>484719</text:p>
          </table:table-cell>
          <table:table-cell office:value-type="float" office:value="917986.6" calcext:value-type="float">
            <text:p>917986.6</text:p>
          </table:table-cell>
          <table:table-cell office:value-type="float" office:value="1458194.6" calcext:value-type="float">
            <text:p>1458194.6</text:p>
          </table:table-cell>
          <table:table-cell table:formula="of:=[.F47]/[.E47]" office:value-type="float" office:value="1.58847046351221" calcext:value-type="float">
            <text:p>1.58847046351221</text:p>
          </table:table-cell>
          <table:table-cell table:number-columns-repeated="7"/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272.25" calcext:value-type="float">
            <text:p>53272.25</text:p>
          </table:table-cell>
          <table:table-cell office:value-type="float" office:value="178174.6" calcext:value-type="float">
            <text:p>178174.6</text:p>
          </table:table-cell>
          <table:table-cell office:value-type="float" office:value="190693.6" calcext:value-type="float">
            <text:p>190693.6</text:p>
          </table:table-cell>
          <table:table-cell table:formula="of:=[.F48]/[.E48]" office:value-type="float" office:value="1.07026254022739" calcext:value-type="float">
            <text:p>1.07026254022739</text:p>
          </table:table-cell>
          <table:table-cell table:number-columns-repeated="7"/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7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6662.80952381" calcext:value-type="float">
            <text:p>246662.80952381</text:p>
          </table:table-cell>
          <table:table-cell office:value-type="float" office:value="3017121.4" calcext:value-type="float">
            <text:p>3017121.4</text:p>
          </table:table-cell>
          <table:table-cell office:value-type="float" office:value="7269504.6" calcext:value-type="float">
            <text:p>7269504.6</text:p>
          </table:table-cell>
          <table:table-cell table:formula="of:=[.F49]/[.E49]" office:value-type="float" office:value="2.40941733401911" calcext:value-type="float">
            <text:p>2.40941733401911</text:p>
          </table:table-cell>
          <table:table-cell table:number-columns-repeated="7"/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11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130" calcext:value-type="float">
            <text:p>32130</text:p>
          </table:table-cell>
          <table:table-cell office:value-type="float" office:value="54372.8" calcext:value-type="float">
            <text:p>54372.8</text:p>
          </table:table-cell>
          <table:table-cell office:value-type="float" office:value="156873.8" calcext:value-type="float">
            <text:p>156873.8</text:p>
          </table:table-cell>
          <table:table-cell table:formula="of:=[.F50]/[.E50]" office:value-type="float" office:value="2.88515213489097" calcext:value-type="float">
            <text:p>2.8851521348909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915" calcext:value-type="float">
            <text:p>11915</text:p>
          </table:table-cell>
          <table:table-cell office:value-type="float" office:value="9709.8" calcext:value-type="float">
            <text:p>9709.8</text:p>
          </table:table-cell>
          <table:table-cell office:value-type="float" office:value="9716.8" calcext:value-type="float">
            <text:p>9716.8</text:p>
          </table:table-cell>
          <table:table-cell table:formula="of:=[.F51]/[.E51]" office:value-type="float" office:value="1.00072092113123" calcext:value-type="float">
            <text:p>1.0007209211312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1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0315.666666667" calcext:value-type="float">
            <text:p>260315.666666667</text:p>
          </table:table-cell>
          <table:table-cell office:value-type="float" office:value="846776.8" calcext:value-type="float">
            <text:p>846776.8</text:p>
          </table:table-cell>
          <table:table-cell office:value-type="float" office:value="907032.8" calcext:value-type="float">
            <text:p>907032.8</text:p>
          </table:table-cell>
          <table:table-cell table:formula="of:=[.F52]/[.E52]" office:value-type="float" office:value="1.07115924763173" calcext:value-type="float">
            <text:p>1.0711592476317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510" calcext:value-type="float">
            <text:p>15510</text:p>
          </table:table-cell>
          <table:table-cell office:value-type="float" office:value="781242.8" calcext:value-type="float">
            <text:p>781242.8</text:p>
          </table:table-cell>
          <table:table-cell office:value-type="float" office:value="1253821.6" calcext:value-type="float">
            <text:p>1253821.6</text:p>
          </table:table-cell>
          <table:table-cell table:formula="of:=[.F53]/[.E53]" office:value-type="float" office:value="1.60490643881774" calcext:value-type="float">
            <text:p>1.6049064388177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2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123.5" calcext:value-type="float">
            <text:p>25123.5</text:p>
          </table:table-cell>
          <table:table-cell office:value-type="float" office:value="288446.4" calcext:value-type="float">
            <text:p>288446.4</text:p>
          </table:table-cell>
          <table:table-cell office:value-type="float" office:value="288884.4" calcext:value-type="float">
            <text:p>288884.4</text:p>
          </table:table-cell>
          <table:table-cell table:formula="of:=[.F54]/[.E54]" office:value-type="float" office:value="1.00151847968981" calcext:value-type="float">
            <text:p>1.0015184796898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5454.6" calcext:value-type="float">
            <text:p>95454.6</text:p>
          </table:table-cell>
          <table:table-cell office:value-type="float" office:value="276898.999999994" calcext:value-type="float">
            <text:p>276898.999999994</text:p>
          </table:table-cell>
          <table:table-cell office:value-type="float" office:value="286429" calcext:value-type="float">
            <text:p>286429</text:p>
          </table:table-cell>
          <table:table-cell table:formula="of:=[.F55]/[.E55]" office:value-type="float" office:value="1.03441688124553" calcext:value-type="float">
            <text:p>1.0344168812455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2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557" calcext:value-type="float">
            <text:p>43557</text:p>
          </table:table-cell>
          <table:table-cell office:value-type="float" office:value="355740" calcext:value-type="float">
            <text:p>355740</text:p>
          </table:table-cell>
          <table:table-cell office:value-type="float" office:value="383093" calcext:value-type="float">
            <text:p>383093</text:p>
          </table:table-cell>
          <table:table-cell table:formula="of:=[.F56]/[.E56]" office:value-type="float" office:value="1.07689042559172" calcext:value-type="float">
            <text:p>1.0768904255917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3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256570" calcext:value-type="float">
            <text:p>10256570</text:p>
          </table:table-cell>
          <table:table-cell office:value-type="float" office:value="2458094.6" calcext:value-type="float">
            <text:p>2458094.6</text:p>
          </table:table-cell>
          <table:table-cell office:value-type="float" office:value="5115567.60000001" calcext:value-type="float">
            <text:p>5115567.60000001</text:p>
          </table:table-cell>
          <table:table-cell table:formula="of:=[.F57]/[.E57]" office:value-type="float" office:value="2.08111095480215" calcext:value-type="float">
            <text:p>2.081110954802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3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809.1818181818" calcext:value-type="float">
            <text:p>47809.1818181818</text:p>
          </table:table-cell>
          <table:table-cell office:value-type="float" office:value="512814.799999999" calcext:value-type="float">
            <text:p>512814.799999999</text:p>
          </table:table-cell>
          <table:table-cell office:value-type="float" office:value="1670096.4" calcext:value-type="float">
            <text:p>1670096.4</text:p>
          </table:table-cell>
          <table:table-cell table:formula="of:=[.F58]/[.E58]" office:value-type="float" office:value="3.25672425990826" calcext:value-type="float">
            <text:p>3.2567242599082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3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809.1818181818" calcext:value-type="float">
            <text:p>47809.1818181818</text:p>
          </table:table-cell>
          <table:table-cell office:value-type="float" office:value="506991.799999999" calcext:value-type="float">
            <text:p>506991.799999999</text:p>
          </table:table-cell>
          <table:table-cell office:value-type="float" office:value="1659696.4" calcext:value-type="float">
            <text:p>1659696.4</text:p>
          </table:table-cell>
          <table:table-cell table:formula="of:=[.F59]/[.E59]" office:value-type="float" office:value="3.27361586518757" calcext:value-type="float">
            <text:p>3.2736158651875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3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256570" calcext:value-type="float">
            <text:p>10256570</text:p>
          </table:table-cell>
          <table:table-cell office:value-type="float" office:value="10766810.6" calcext:value-type="float">
            <text:p>10766810.6</text:p>
          </table:table-cell>
          <table:table-cell office:value-type="float" office:value="12084046.6" calcext:value-type="float">
            <text:p>12084046.6</text:p>
          </table:table-cell>
          <table:table-cell table:formula="of:=[.F60]/[.E60]" office:value-type="float" office:value="1.12234226540588" calcext:value-type="float">
            <text:p>1.122342265405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4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916" calcext:value-type="float">
            <text:p>23916</text:p>
          </table:table-cell>
          <table:table-cell table:number-columns-repeated="2" office:value-type="float" office:value="283018" calcext:value-type="float">
            <text:p>283018</text:p>
          </table:table-cell>
          <table:table-cell table:formula="of:=[.F61]/[.E61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4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774" calcext:value-type="float">
            <text:p>12774</text:p>
          </table:table-cell>
          <table:table-cell office:value-type="float" office:value="313647.6" calcext:value-type="float">
            <text:p>313647.6</text:p>
          </table:table-cell>
          <table:table-cell office:value-type="float" office:value="313652" calcext:value-type="float">
            <text:p>313652</text:p>
          </table:table-cell>
          <table:table-cell table:formula="of:=[.F62]/[.E62]" office:value-type="float" office:value="1.00001402848292" calcext:value-type="float">
            <text:p>1.0000140284829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4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334.875" calcext:value-type="float">
            <text:p>24334.875</text:p>
          </table:table-cell>
          <table:table-cell office:value-type="float" office:value="308340.6" calcext:value-type="float">
            <text:p>308340.6</text:p>
          </table:table-cell>
          <table:table-cell office:value-type="float" office:value="308663.6" calcext:value-type="float">
            <text:p>308663.6</text:p>
          </table:table-cell>
          <table:table-cell table:formula="of:=[.F63]/[.E63]" office:value-type="float" office:value="1.00104754287953" calcext:value-type="float">
            <text:p>1.0010475428795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5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09" calcext:value-type="float">
            <text:p>4309</text:p>
          </table:table-cell>
          <table:table-cell office:value-type="float" office:value="709940.6" calcext:value-type="float">
            <text:p>709940.6</text:p>
          </table:table-cell>
          <table:table-cell office:value-type="float" office:value="718000.2" calcext:value-type="float">
            <text:p>718000.2</text:p>
          </table:table-cell>
          <table:table-cell table:formula="of:=[.F64]/[.E64]" office:value-type="float" office:value="1.01135249906823" calcext:value-type="float">
            <text:p>1.0113524990682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5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71" calcext:value-type="float">
            <text:p>3771</text:p>
          </table:table-cell>
          <table:table-cell office:value-type="float" office:value="693206" calcext:value-type="float">
            <text:p>693206</text:p>
          </table:table-cell>
          <table:table-cell office:value-type="float" office:value="695448" calcext:value-type="float">
            <text:p>695448</text:p>
          </table:table-cell>
          <table:table-cell table:formula="of:=[.F65]/[.E65]" office:value-type="float" office:value="1.00323424782821" calcext:value-type="float">
            <text:p>1.003234247828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5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187" calcext:value-type="float">
            <text:p>9187</text:p>
          </table:table-cell>
          <table:table-cell office:value-type="float" office:value="1373563.6" calcext:value-type="float">
            <text:p>1373563.6</text:p>
          </table:table-cell>
          <table:table-cell office:value-type="float" office:value="3414470.2" calcext:value-type="float">
            <text:p>3414470.2</text:p>
          </table:table-cell>
          <table:table-cell table:formula="of:=[.F66]/[.E66]" office:value-type="float" office:value="2.48584790686067" calcext:value-type="float">
            <text:p>2.485847906860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5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81" calcext:value-type="float">
            <text:p>5681</text:p>
          </table:table-cell>
          <table:table-cell office:value-type="float" office:value="1417734.2" calcext:value-type="float">
            <text:p>1417734.2</text:p>
          </table:table-cell>
          <table:table-cell office:value-type="float" office:value="3601363.8" calcext:value-type="float">
            <text:p>3601363.8</text:p>
          </table:table-cell>
          <table:table-cell table:formula="of:=[.F67]/[.E67]" office:value-type="float" office:value="2.54022495895211" calcext:value-type="float">
            <text:p>2.5402249589521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6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625.5609756098" calcext:value-type="float">
            <text:p>22625.5609756098</text:p>
          </table:table-cell>
          <table:table-cell office:value-type="float" office:value="1193772" calcext:value-type="float">
            <text:p>1193772</text:p>
          </table:table-cell>
          <table:table-cell office:value-type="float" office:value="1193896" calcext:value-type="float">
            <text:p>1193896</text:p>
          </table:table-cell>
          <table:table-cell table:formula="of:=[.F68]/[.E68]" office:value-type="float" office:value="1.00010387243125" calcext:value-type="float">
            <text:p>1.000103872431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6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1330.086956522" calcext:value-type="float">
            <text:p>161330.086956522</text:p>
          </table:table-cell>
          <table:table-cell office:value-type="float" office:value="14543389.8" calcext:value-type="float">
            <text:p>14543389.8</text:p>
          </table:table-cell>
          <table:table-cell office:value-type="float" office:value="17874705" calcext:value-type="float">
            <text:p>17874705</text:p>
          </table:table-cell>
          <table:table-cell table:formula="of:=[.F69]/[.E69]" office:value-type="float" office:value="1.22906043541513" calcext:value-type="float">
            <text:p>1.2290604354151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6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625.5609756098" calcext:value-type="float">
            <text:p>22625.5609756098</text:p>
          </table:table-cell>
          <table:table-cell office:value-type="float" office:value="2763234" calcext:value-type="float">
            <text:p>2763234</text:p>
          </table:table-cell>
          <table:table-cell office:value-type="float" office:value="2959880" calcext:value-type="float">
            <text:p>2959880</text:p>
          </table:table-cell>
          <table:table-cell table:formula="of:=[.F70]/[.E70]" office:value-type="float" office:value="1.07116516371759" calcext:value-type="float">
            <text:p>1.071165163717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6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625.5609756098" calcext:value-type="float">
            <text:p>22625.5609756098</text:p>
          </table:table-cell>
          <table:table-cell table:number-columns-repeated="2" office:value-type="float" office:value="2401956" calcext:value-type="float">
            <text:p>2401956</text:p>
          </table:table-cell>
          <table:table-cell table:formula="of:=[.F71]/[.E71]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9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2720" calcext:value-type="float">
            <text:p>82720</text:p>
          </table:table-cell>
          <table:table-cell office:value-type="float" office:value="1921999.8" calcext:value-type="float">
            <text:p>1921999.8</text:p>
          </table:table-cell>
          <table:table-cell office:value-type="float" office:value="2431782.2" calcext:value-type="float">
            <text:p>2431782.2</text:p>
          </table:table-cell>
          <table:table-cell table:formula="of:=[.F72]/[.E72]" office:value-type="float" office:value="1.26523540741263" calcext:value-type="float">
            <text:p>1.2652354074126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9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051" calcext:value-type="float">
            <text:p>14051</text:p>
          </table:table-cell>
          <table:table-cell office:value-type="float" office:value="1335353.6" calcext:value-type="float">
            <text:p>1335353.6</text:p>
          </table:table-cell>
          <table:table-cell office:value-type="float" office:value="1335730.6" calcext:value-type="float">
            <text:p>1335730.6</text:p>
          </table:table-cell>
          <table:table-cell table:formula="of:=[.F73]/[.E73]" office:value-type="float" office:value="1.00028232222536" calcext:value-type="float">
            <text:p>1.0002823222253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9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5936" calcext:value-type="float">
            <text:p>195936</text:p>
          </table:table-cell>
          <table:table-cell office:value-type="float" office:value="2002740.8" calcext:value-type="float">
            <text:p>2002740.8</text:p>
          </table:table-cell>
          <table:table-cell office:value-type="float" office:value="2042967.8" calcext:value-type="float">
            <text:p>2042967.8</text:p>
          </table:table-cell>
          <table:table-cell table:formula="of:=[.F74]/[.E74]" office:value-type="float" office:value="1.02008597418098" calcext:value-type="float">
            <text:p>1.0200859741809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9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09379" calcext:value-type="float">
            <text:p>1909379</text:p>
          </table:table-cell>
          <table:table-cell office:value-type="float" office:value="13343919" calcext:value-type="float">
            <text:p>13343919</text:p>
          </table:table-cell>
          <table:table-cell office:value-type="float" office:value="26459949.2" calcext:value-type="float">
            <text:p>26459949.2</text:p>
          </table:table-cell>
          <table:table-cell table:formula="of:=[.F75]/[.E75]" office:value-type="float" office:value="1.98292189873155" calcext:value-type="float">
            <text:p>1.982921898731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0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86607" calcext:value-type="float">
            <text:p>87986607</text:p>
          </table:table-cell>
          <table:table-cell office:value-type="float" office:value="562209.2" calcext:value-type="float">
            <text:p>562209.2</text:p>
          </table:table-cell>
          <table:table-cell office:value-type="float" office:value="4658540.2" calcext:value-type="float">
            <text:p>4658540.2</text:p>
          </table:table-cell>
          <table:table-cell table:formula="of:=[.F76]/[.E76]" office:value-type="float" office:value="8.28613299106454" calcext:value-type="float">
            <text:p>8.2861329910645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0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145539" calcext:value-type="float">
            <text:p>41145539</text:p>
          </table:table-cell>
          <table:table-cell office:value-type="float" office:value="336080.2" calcext:value-type="float">
            <text:p>336080.2</text:p>
          </table:table-cell>
          <table:table-cell office:value-type="float" office:value="53476721.8" calcext:value-type="float">
            <text:p>53476721.8</text:p>
          </table:table-cell>
          <table:table-cell table:formula="of:=[.F77]/[.E77]" office:value-type="float" office:value="159.118929945888" calcext:value-type="float">
            <text:p>159.1189299458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0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145539" calcext:value-type="float">
            <text:p>41145539</text:p>
          </table:table-cell>
          <table:table-cell office:value-type="float" office:value="1353212.2" calcext:value-type="float">
            <text:p>1353212.2</text:p>
          </table:table-cell>
          <table:table-cell office:value-type="float" office:value="1956437.2" calcext:value-type="float">
            <text:p>1956437.2</text:p>
          </table:table-cell>
          <table:table-cell table:formula="of:=[.F78]/[.E78]" office:value-type="float" office:value="1.44577265856752" calcext:value-type="float">
            <text:p>1.4457726585675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1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243" calcext:value-type="float">
            <text:p>60243</text:p>
          </table:table-cell>
          <table:table-cell office:value-type="float" office:value="39940.8" calcext:value-type="float">
            <text:p>39940.8</text:p>
          </table:table-cell>
          <table:table-cell office:value-type="float" office:value="68333.8000000001" calcext:value-type="float">
            <text:p>68333.8000000001</text:p>
          </table:table-cell>
          <table:table-cell table:formula="of:=[.F79]/[.E79]" office:value-type="float" office:value="1.7108770981052" calcext:value-type="float">
            <text:p>1.710877098105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1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960" calcext:value-type="float">
            <text:p>31960</text:p>
          </table:table-cell>
          <table:table-cell office:value-type="float" office:value="24630.8" calcext:value-type="float">
            <text:p>24630.8</text:p>
          </table:table-cell>
          <table:table-cell office:value-type="float" office:value="24885.8" calcext:value-type="float">
            <text:p>24885.8</text:p>
          </table:table-cell>
          <table:table-cell table:formula="of:=[.F80]/[.E80]" office:value-type="float" office:value="1.0103528915017" calcext:value-type="float">
            <text:p>1.01035289150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1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902" calcext:value-type="float">
            <text:p>99902</text:p>
          </table:table-cell>
          <table:table-cell office:value-type="float" office:value="71061.7999999998" calcext:value-type="float">
            <text:p>71061.7999999998</text:p>
          </table:table-cell>
          <table:table-cell office:value-type="float" office:value="200392.8" calcext:value-type="float">
            <text:p>200392.8</text:p>
          </table:table-cell>
          <table:table-cell table:formula="of:=[.F81]/[.E81]" office:value-type="float" office:value="2.81997922934686" calcext:value-type="float">
            <text:p>2.8199792293468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2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23511" calcext:value-type="float">
            <text:p>523511</text:p>
          </table:table-cell>
          <table:table-cell office:value-type="float" office:value="325530.6" calcext:value-type="float">
            <text:p>325530.6</text:p>
          </table:table-cell>
          <table:table-cell office:value-type="float" office:value="405534.4" calcext:value-type="float">
            <text:p>405534.4</text:p>
          </table:table-cell>
          <table:table-cell table:formula="of:=[.F82]/[.E82]" office:value-type="float" office:value="1.24576429988456" calcext:value-type="float">
            <text:p>1.2457642998845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2b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725" calcext:value-type="float">
            <text:p>70725</text:p>
          </table:table-cell>
          <table:table-cell office:value-type="float" office:value="322454.6" calcext:value-type="float">
            <text:p>322454.6</text:p>
          </table:table-cell>
          <table:table-cell office:value-type="float" office:value="324803" calcext:value-type="float">
            <text:p>324803</text:p>
          </table:table-cell>
          <table:table-cell table:formula="of:=[.F83]/[.E83]" office:value-type="float" office:value="1.00728288571476" calcext:value-type="float">
            <text:p>1.0072828857147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2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42381" calcext:value-type="float">
            <text:p>2842381</text:p>
          </table:table-cell>
          <table:table-cell office:value-type="float" office:value="286586.4" calcext:value-type="float">
            <text:p>286586.4</text:p>
          </table:table-cell>
          <table:table-cell office:value-type="float" office:value="416721.4" calcext:value-type="float">
            <text:p>416721.4</text:p>
          </table:table-cell>
          <table:table-cell table:formula="of:=[.F84]/[.E84]" office:value-type="float" office:value="1.45408644653061" calcext:value-type="float">
            <text:p>1.4540864465306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2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9854.56" calcext:value-type="float">
            <text:p>319854.56</text:p>
          </table:table-cell>
          <table:table-cell office:value-type="float" office:value="289611.8" calcext:value-type="float">
            <text:p>289611.8</text:p>
          </table:table-cell>
          <table:table-cell office:value-type="float" office:value="522314.4" calcext:value-type="float">
            <text:p>522314.4</text:p>
          </table:table-cell>
          <table:table-cell table:formula="of:=[.F85]/[.E85]" office:value-type="float" office:value="1.8034983381202" calcext:value-type="float">
            <text:p>1.803498338120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3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41411.5" calcext:value-type="float">
            <text:p>1641411.5</text:p>
          </table:table-cell>
          <table:table-cell office:value-type="float" office:value="103336.8" calcext:value-type="float">
            <text:p>103336.8</text:p>
          </table:table-cell>
          <table:table-cell office:value-type="float" office:value="109056.799999999" calcext:value-type="float">
            <text:p>109056.799999999</text:p>
          </table:table-cell>
          <table:table-cell table:formula="of:=[.F86]/[.E86]" office:value-type="float" office:value="1.05535298170641" calcext:value-type="float">
            <text:p>1.0553529817064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3b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41411.5" calcext:value-type="float">
            <text:p>1641411.5</text:p>
          </table:table-cell>
          <table:table-cell office:value-type="float" office:value="102338.800000001" calcext:value-type="float">
            <text:p>102338.800000001</text:p>
          </table:table-cell>
          <table:table-cell office:value-type="float" office:value="106651.2" calcext:value-type="float">
            <text:p>106651.2</text:p>
          </table:table-cell>
          <table:table-cell table:formula="of:=[.F87]/[.E87]" office:value-type="float" office:value="1.0421384655673" calcext:value-type="float">
            <text:p>1.042138465567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3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95004.777777778" calcext:value-type="float">
            <text:p>795004.777777778</text:p>
          </table:table-cell>
          <table:table-cell office:value-type="float" office:value="103385.8" calcext:value-type="float">
            <text:p>103385.8</text:p>
          </table:table-cell>
          <table:table-cell office:value-type="float" office:value="108462.8" calcext:value-type="float">
            <text:p>108462.8</text:p>
          </table:table-cell>
          <table:table-cell table:formula="of:=[.F88]/[.E88]" office:value-type="float" office:value="1.04910732421667" calcext:value-type="float">
            <text:p>1.049107324216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4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45072" calcext:value-type="float">
            <text:p>2945072</text:p>
          </table:table-cell>
          <table:table-cell office:value-type="float" office:value="1110912" calcext:value-type="float">
            <text:p>1110912</text:p>
          </table:table-cell>
          <table:table-cell office:value-type="float" office:value="1260027" calcext:value-type="float">
            <text:p>1260027</text:p>
          </table:table-cell>
          <table:table-cell table:formula="of:=[.F89]/[.E89]" office:value-type="float" office:value="1.1342275535776" calcext:value-type="float">
            <text:p>1.134227553577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4b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4620" calcext:value-type="float">
            <text:p>424620</text:p>
          </table:table-cell>
          <table:table-cell office:value-type="float" office:value="805244.599999999" calcext:value-type="float">
            <text:p>805244.599999999</text:p>
          </table:table-cell>
          <table:table-cell office:value-type="float" office:value="813571.2" calcext:value-type="float">
            <text:p>813571.2</text:p>
          </table:table-cell>
          <table:table-cell table:formula="of:=[.F90]/[.E90]" office:value-type="float" office:value="1.01034046052591" calcext:value-type="float">
            <text:p>1.0103404605259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5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9480" calcext:value-type="float">
            <text:p>319480</text:p>
          </table:table-cell>
          <table:table-cell office:value-type="float" office:value="1341460.2" calcext:value-type="float">
            <text:p>1341460.2</text:p>
          </table:table-cell>
          <table:table-cell office:value-type="float" office:value="2553848.2" calcext:value-type="float">
            <text:p>2553848.2</text:p>
          </table:table-cell>
          <table:table-cell table:formula="of:=[.F91]/[.E91]" office:value-type="float" office:value="1.90378231124561" calcext:value-type="float">
            <text:p>1.9037823112456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5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190" calcext:value-type="float">
            <text:p>34190</text:p>
          </table:table-cell>
          <table:table-cell office:value-type="float" office:value="1252204" calcext:value-type="float">
            <text:p>1252204</text:p>
          </table:table-cell>
          <table:table-cell office:value-type="float" office:value="1656509.6" calcext:value-type="float">
            <text:p>1656509.6</text:p>
          </table:table-cell>
          <table:table-cell table:formula="of:=[.F92]/[.E92]" office:value-type="float" office:value="1.32287518647121" calcext:value-type="float">
            <text:p>1.322875186471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5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8769.25" calcext:value-type="float">
            <text:p>378769.25</text:p>
          </table:table-cell>
          <table:table-cell office:value-type="float" office:value="1765159.2" calcext:value-type="float">
            <text:p>1765159.2</text:p>
          </table:table-cell>
          <table:table-cell office:value-type="float" office:value="4932355.2" calcext:value-type="float">
            <text:p>4932355.2</text:p>
          </table:table-cell>
          <table:table-cell table:formula="of:=[.F93]/[.E93]" office:value-type="float" office:value="2.79428348445851" calcext:value-type="float">
            <text:p>2.7942834844585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6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145539" calcext:value-type="float">
            <text:p>41145539</text:p>
          </table:table-cell>
          <table:table-cell office:value-type="float" office:value="343605.599999994" calcext:value-type="float">
            <text:p>343605.599999994</text:p>
          </table:table-cell>
          <table:table-cell office:value-type="float" office:value="11810619.6" calcext:value-type="float">
            <text:p>11810619.6</text:p>
          </table:table-cell>
          <table:table-cell table:formula="of:=[.F94]/[.E94]" office:value-type="float" office:value="34.3726051030606" calcext:value-type="float">
            <text:p>34.37260510306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6b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175984" calcext:value-type="float">
            <text:p>21175984</text:p>
          </table:table-cell>
          <table:table-cell office:value-type="float" office:value="291521.999999993" calcext:value-type="float">
            <text:p>291521.999999993</text:p>
          </table:table-cell>
          <table:table-cell office:value-type="float" office:value="678699.800000003" calcext:value-type="float">
            <text:p>678699.800000003</text:p>
          </table:table-cell>
          <table:table-cell table:formula="of:=[.F95]/[.E95]" office:value-type="float" office:value="2.32812549310179" calcext:value-type="float">
            <text:p>2.3281254931017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6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5474088" calcext:value-type="float">
            <text:p>125474088</text:p>
          </table:table-cell>
          <table:table-cell office:value-type="float" office:value="1262930.8" calcext:value-type="float">
            <text:p>1262930.8</text:p>
          </table:table-cell>
          <table:table-cell office:value-type="float" office:value="5038433.8" calcext:value-type="float">
            <text:p>5038433.8</text:p>
          </table:table-cell>
          <table:table-cell table:formula="of:=[.F96]/[.E96]" office:value-type="float" office:value="3.98947733319989" calcext:value-type="float">
            <text:p>3.9894773331998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3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48098" calcext:value-type="float">
            <text:p>448098</text:p>
          </table:table-cell>
          <table:table-cell office:value-type="float" office:value="13811.9999999991" calcext:value-type="float">
            <text:p>13811.9999999991</text:p>
          </table:table-cell>
          <table:table-cell office:value-type="float" office:value="526086.8" calcext:value-type="float">
            <text:p>526086.8</text:p>
          </table:table-cell>
          <table:table-cell table:formula="of:=[.F97]/[.E97]" office:value-type="float" office:value="38.0891109180448" calcext:value-type="float">
            <text:p>38.089110918044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3b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48098" calcext:value-type="float">
            <text:p>448098</text:p>
          </table:table-cell>
          <table:table-cell office:value-type="float" office:value="13509.4000000004" calcext:value-type="float">
            <text:p>13509.4000000004</text:p>
          </table:table-cell>
          <table:table-cell office:value-type="float" office:value="46067.0000000001" calcext:value-type="float">
            <text:p>46067.0000000001</text:p>
          </table:table-cell>
          <table:table-cell table:formula="of:=[.F98]/[.E98]" office:value-type="float" office:value="3.40999600278315" calcext:value-type="float">
            <text:p>3.409996002783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3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29760" calcext:value-type="float">
            <text:p>1229760</text:p>
          </table:table-cell>
          <table:table-cell office:value-type="float" office:value="26503.9999999995" calcext:value-type="float">
            <text:p>26503.9999999995</text:p>
          </table:table-cell>
          <table:table-cell office:value-type="float" office:value="56964" calcext:value-type="float">
            <text:p>56964</text:p>
          </table:table-cell>
          <table:table-cell table:formula="of:=[.F99]/[.E99]" office:value-type="float" office:value="2.14926048898284" calcext:value-type="float">
            <text:p>2.1492604889828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7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60956" calcext:value-type="float">
            <text:p>1760956</text:p>
          </table:table-cell>
          <table:table-cell office:value-type="float" office:value="19014.3999999996" calcext:value-type="float">
            <text:p>19014.3999999996</text:p>
          </table:table-cell>
          <table:table-cell office:value-type="float" office:value="26053.4" calcext:value-type="float">
            <text:p>26053.4</text:p>
          </table:table-cell>
          <table:table-cell table:formula="of:=[.F100]/[.E100]" office:value-type="float" office:value="1.37019311679572" calcext:value-type="float">
            <text:p>1.3701931167957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7b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60956" calcext:value-type="float">
            <text:p>1760956</text:p>
          </table:table-cell>
          <table:table-cell office:value-type="float" office:value="17854.3999999996" calcext:value-type="float">
            <text:p>17854.3999999996</text:p>
          </table:table-cell>
          <table:table-cell office:value-type="float" office:value="23699.4" calcext:value-type="float">
            <text:p>23699.4</text:p>
          </table:table-cell>
          <table:table-cell table:formula="of:=[.F101]/[.E101]" office:value-type="float" office:value="1.32737028407566" calcext:value-type="float">
            <text:p>1.3273702840756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7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884358" calcext:value-type="float">
            <text:p>3884358</text:p>
          </table:table-cell>
          <table:table-cell office:value-type="float" office:value="22594.3999999994" calcext:value-type="float">
            <text:p>22594.3999999994</text:p>
          </table:table-cell>
          <table:table-cell office:value-type="float" office:value="96394.3999999998" calcext:value-type="float">
            <text:p>96394.3999999998</text:p>
          </table:table-cell>
          <table:table-cell table:formula="of:=[.F102]/[.E102]" office:value-type="float" office:value="4.26629607336342" calcext:value-type="float">
            <text:p>4.2662960733634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8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42981" calcext:value-type="float">
            <text:p>5442981</text:p>
          </table:table-cell>
          <table:table-cell office:value-type="float" office:value="176732.000000001" calcext:value-type="float">
            <text:p>176732.000000001</text:p>
          </table:table-cell>
          <table:table-cell office:value-type="float" office:value="3534856.4" calcext:value-type="float">
            <text:p>3534856.4</text:p>
          </table:table-cell>
          <table:table-cell table:formula="of:=[.F103]/[.E103]" office:value-type="float" office:value="20.0012244528437" calcext:value-type="float">
            <text:p>20.001224452843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8b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0766" calcext:value-type="float">
            <text:p>550766</text:p>
          </table:table-cell>
          <table:table-cell office:value-type="float" office:value="176757.000000001" calcext:value-type="float">
            <text:p>176757.000000001</text:p>
          </table:table-cell>
          <table:table-cell office:value-type="float" office:value="197380.2" calcext:value-type="float">
            <text:p>197380.2</text:p>
          </table:table-cell>
          <table:table-cell table:formula="of:=[.F104]/[.E104]" office:value-type="float" office:value="1.11667543576774" calcext:value-type="float">
            <text:p>1.1166754357677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8c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842381" calcext:value-type="float">
            <text:p>2842381</text:p>
          </table:table-cell>
          <table:table-cell office:value-type="float" office:value="283778.199999999" calcext:value-type="float">
            <text:p>283778.199999999</text:p>
          </table:table-cell>
          <table:table-cell office:value-type="float" office:value="431296" calcext:value-type="float">
            <text:p>431296</text:p>
          </table:table-cell>
          <table:table-cell table:formula="of:=[.F105]/[.E105]" office:value-type="float" office:value="1.5198348569411" calcext:value-type="float">
            <text:p>1.519834856941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0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20203" calcext:value-type="float">
            <text:p>1020203</text:p>
          </table:table-cell>
          <table:table-cell office:value-type="float" office:value="122392" calcext:value-type="float">
            <text:p>122392</text:p>
          </table:table-cell>
          <table:table-cell office:value-type="float" office:value="475315.000000001" calcext:value-type="float">
            <text:p>475315.000000001</text:p>
          </table:table-cell>
          <table:table-cell table:formula="of:=[.F106]/[.E106]" office:value-type="float" office:value="3.88354631021636" calcext:value-type="float">
            <text:p>3.8835463102163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0b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20203" calcext:value-type="float">
            <text:p>1020203</text:p>
          </table:table-cell>
          <table:table-cell office:value-type="float" office:value="101510.4" calcext:value-type="float">
            <text:p>101510.4</text:p>
          </table:table-cell>
          <table:table-cell office:value-type="float" office:value="166902.000000001" calcext:value-type="float">
            <text:p>166902.000000001</text:p>
          </table:table-cell>
          <table:table-cell table:formula="of:=[.F107]/[.E107]" office:value-type="float" office:value="1.64418621146209" calcext:value-type="float">
            <text:p>1.644186211462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0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406616" calcext:value-type="float">
            <text:p>3406616</text:p>
          </table:table-cell>
          <table:table-cell office:value-type="float" office:value="298000" calcext:value-type="float">
            <text:p>298000</text:p>
          </table:table-cell>
          <table:table-cell office:value-type="float" office:value="4274572" calcext:value-type="float">
            <text:p>4274572</text:p>
          </table:table-cell>
          <table:table-cell table:formula="of:=[.F108]/[.E108]" office:value-type="float" office:value="14.3442013422819" calcext:value-type="float">
            <text:p>14.34420134228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1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11915.66666667" calcext:value-type="float">
            <text:p>4311915.66666667</text:p>
          </table:table-cell>
          <table:table-cell office:value-type="float" office:value="986685.399999999" calcext:value-type="float">
            <text:p>986685.399999999</text:p>
          </table:table-cell>
          <table:table-cell office:value-type="float" office:value="2781742.59999999" calcext:value-type="float">
            <text:p>2781742.59999999</text:p>
          </table:table-cell>
          <table:table-cell table:formula="of:=[.F109]/[.E109]" office:value-type="float" office:value="2.81928018799102" calcext:value-type="float">
            <text:p>2.8192801879910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1b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9660" calcext:value-type="float">
            <text:p>369660</text:p>
          </table:table-cell>
          <table:table-cell office:value-type="float" office:value="805769.799999999" calcext:value-type="float">
            <text:p>805769.799999999</text:p>
          </table:table-cell>
          <table:table-cell office:value-type="float" office:value="1678016.2" calcext:value-type="float">
            <text:p>1678016.2</text:p>
          </table:table-cell>
          <table:table-cell table:formula="of:=[.F110]/[.E110]" office:value-type="float" office:value="2.08250073408063" calcext:value-type="float">
            <text:p>2.0825007340806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1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153261.75" calcext:value-type="float">
            <text:p>6153261.75</text:p>
          </table:table-cell>
          <table:table-cell office:value-type="float" office:value="842894.399999999" calcext:value-type="float">
            <text:p>842894.399999999</text:p>
          </table:table-cell>
          <table:table-cell office:value-type="float" office:value="3661547.6" calcext:value-type="float">
            <text:p>3661547.6</text:p>
          </table:table-cell>
          <table:table-cell table:formula="of:=[.F111]/[.E111]" office:value-type="float" office:value="4.34401699667242" calcext:value-type="float">
            <text:p>4.3440169966724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9a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92947549" calcext:value-type="float">
            <text:p>792947549</text:p>
          </table:table-cell>
          <table:table-cell office:value-type="float" office:value="108476.599999999" calcext:value-type="float">
            <text:p>108476.599999999</text:p>
          </table:table-cell>
          <table:table-cell office:value-type="float" office:value="2331077.8" calcext:value-type="float">
            <text:p>2331077.8</text:p>
          </table:table-cell>
          <table:table-cell table:formula="of:=[.F112]/[.E112]" office:value-type="float" office:value="21.4892225604418" calcext:value-type="float">
            <text:p>21.48922256044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9b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6154056" calcext:value-type="float">
            <text:p>126154056</text:p>
          </table:table-cell>
          <table:table-cell office:value-type="float" office:value="101941.999999998" calcext:value-type="float">
            <text:p>101941.999999998</text:p>
          </table:table-cell>
          <table:table-cell office:value-type="float" office:value="1108551.8" calcext:value-type="float">
            <text:p>1108551.8</text:p>
          </table:table-cell>
          <table:table-cell table:formula="of:=[.F113]/[.E113]" office:value-type="float" office:value="10.8743383492576" calcext:value-type="float">
            <text:p>10.874338349257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9c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57893916" calcext:value-type="float">
            <text:p>2057893916</text:p>
          </table:table-cell>
          <table:table-cell office:value-type="float" office:value="169340.399999996" calcext:value-type="float">
            <text:p>169340.399999996</text:p>
          </table:table-cell>
          <table:table-cell office:value-type="float" office:value="36590881.8" calcext:value-type="float">
            <text:p>36590881.8</text:p>
          </table:table-cell>
          <table:table-cell table:formula="of:=[.F114]/[.E114]" office:value-type="float" office:value="216.078867181138" calcext:value-type="float">
            <text:p>216.07886718113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 number:title="User-defined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130" number:title="User-defined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9" number:title="User-defined">
      <number:scientific-number number:decimal-places="0" number:min-decimal-places="0" number:min-integer-digits="1" number:min-exponent-digits="2" number:exponent-interval="1" number:forced-exponent-sign="true"/>
      <number:text>.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0T13:38:48.883718172</dc:date>
    <meta:editing-duration>PT7H10M57S</meta:editing-duration>
    <meta:editing-cycles>22</meta:editing-cycles>
    <meta:generator>LibreOffice/7.5.0.3$MacOSX_X86_64 LibreOffice_project/c21113d003cd3efa8c53188764377a8272d9d6de</meta:generator>
    <meta:document-statistic meta:table-count="1" meta:cell-count="801" meta:object-count="1"/>
  </office:meta>
</office:document-meta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31" number:title="User-defined">
      <number:scientific-number number:decimal-places="0" number:min-decimal-places="0" number:min-integer-digits="1" number:min-exponent-digits="1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3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158466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.626cm" svg:y="0.254cm" style:legend-expansion="custom" svg:width="2.825cm" svg:height="1.185cm" style:legend-expansion-aspect-ratio="2.38396624472574" chart:style-name="ch2"/>
        <chart:plot-area chart:style-name="ch3" table:cell-range-address="max_qerror.D2:max_qerror.D46 max_qerror.I1:max_qerror.I3 max_qerror.G2:max_qerror.G114" chart:data-source-has-labels="row" svg:x="0.509cm" svg:y="0.055cm" svg:width="15.395cm" svg:height="8.23cm">
          <chart:coordinate-region svg:x="1.607cm" svg:y="0.253cm" svg:width="13.774cm" svg:height="7.388cm"/>
          <chart:axis chart:dimension="x" chart:name="primary-x" chart:style-name="ch4">
            <chart:title svg:x="6.527cm" svg:y="8.273cm" chart:style-name="ch5">
              <text:p>max Q-Error (log scale)</text:p>
            </chart:title>
          </chart:axis>
          <chart:axis chart:dimension="y" chart:name="primary-y" chart:style-name="ch4">
            <chart:title svg:x="0.001cm" svg:y="5.497cm" chart:style-name="ch6">
              <text:p>P-Error (log scale)</text:p>
            </chart:title>
            <chart:grid chart:style-name="ch7" chart:class="major"/>
          </chart:axis>
          <chart:series chart:style-name="ch8" chart:values-cell-range-address="max_qerror.G2:max_qerror.G46" chart:label-cell-address="max_qerror.I1:max_qerror.I1" chart:class="chart:scatter">
            <chart:domain table:cell-range-address="max_qerror.D2:max_qerror.D46"/>
            <chart:data-point chart:repeated="45"/>
          </chart:series>
          <chart:series chart:style-name="ch9" chart:values-cell-range-address="max_qerror.G47:max_qerror.G99" chart:label-cell-address="max_qerror.I2:max_qerror.I2" chart:class="chart:scatter">
            <chart:domain table:cell-range-address="max_qerror.D47:max_qerror.D99"/>
            <chart:data-point chart:repeated="53"/>
          </chart:series>
          <chart:series chart:style-name="ch10" chart:values-cell-range-address="max_qerror.G100:max_qerror.G114" chart:label-cell-address="max_qerror.I3:max_qerror.I3" chart:class="chart:scatter">
            <chart:domain table:cell-range-address="max_qerror.D100:max_qerror.D114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mple query</text:p>
                <draw:g>
                  <svg:desc>max_qerror.I1:max_qerror.I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derate query</text:p>
                <draw:g>
                  <svg:desc>max_qerror.I2:max_qerror.I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mplex query</text:p>
                <draw:g>
                  <svg:desc>max_qerror.I3:max_qerror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5.26923076923">
                <text:p>2385.26923076923</text:p>
                <draw:g>
                  <svg:desc>max_qerror.D2:max_qerror.D46</svg:desc>
                </draw:g>
              </table:table-cell>
              <table:table-cell office:value-type="float" office:value="1">
                <text:p>1</text:p>
                <draw:g>
                  <svg:desc>max_qerror.G2:max_qerror.G46</svg:desc>
                </draw:g>
              </table:table-cell>
              <table:table-cell office:value-type="float" office:value="484719">
                <text:p>484719</text:p>
                <draw:g>
                  <svg:desc>max_qerror.D47:max_qerror.D99</svg:desc>
                </draw:g>
              </table:table-cell>
              <table:table-cell office:value-type="float" office:value="1.58847046351221">
                <text:p>1.58847046351221</text:p>
                <draw:g>
                  <svg:desc>max_qerror.G47:max_qerror.G99</svg:desc>
                </draw:g>
              </table:table-cell>
              <table:table-cell office:value-type="float" office:value="1760956">
                <text:p>1760956</text:p>
                <draw:g>
                  <svg:desc>max_qerror.D100:max_qerror.D114</svg:desc>
                </draw:g>
              </table:table-cell>
              <table:table-cell office:value-type="float" office:value="1.37019311679572">
                <text:p>1.37019311679572</text:p>
                <draw:g>
                  <svg:desc>max_qerror.G100:max_qerror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8.4">
                <text:p>718.4</text:p>
              </table:table-cell>
              <table:table-cell office:value-type="float" office:value="1">
                <text:p>1</text:p>
              </table:table-cell>
              <table:table-cell office:value-type="float" office:value="53272.25">
                <text:p>53272.25</text:p>
              </table:table-cell>
              <table:table-cell office:value-type="float" office:value="1.07026254022739">
                <text:p>1.07026254022739</text:p>
              </table:table-cell>
              <table:table-cell office:value-type="float" office:value="1760956">
                <text:p>1760956</text:p>
              </table:table-cell>
              <table:table-cell office:value-type="float" office:value="1.32737028407566">
                <text:p>1.32737028407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58">
                <text:p>2458</text:p>
              </table:table-cell>
              <table:table-cell office:value-type="float" office:value="1.00015816693907">
                <text:p>1.00015816693907</text:p>
              </table:table-cell>
              <table:table-cell office:value-type="float" office:value="246662.80952381">
                <text:p>246662.80952381</text:p>
              </table:table-cell>
              <table:table-cell office:value-type="float" office:value="2.40941733401911">
                <text:p>2.40941733401911</text:p>
              </table:table-cell>
              <table:table-cell office:value-type="float" office:value="3884358">
                <text:p>3884358</text:p>
              </table:table-cell>
              <table:table-cell office:value-type="float" office:value="4.26629607336342">
                <text:p>4.26629607336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8.4">
                <text:p>718.4</text:p>
              </table:table-cell>
              <table:table-cell office:value-type="float" office:value="1">
                <text:p>1</text:p>
              </table:table-cell>
              <table:table-cell office:value-type="float" office:value="32130">
                <text:p>32130</text:p>
              </table:table-cell>
              <table:table-cell office:value-type="float" office:value="2.88515213489097">
                <text:p>2.88515213489097</text:p>
              </table:table-cell>
              <table:table-cell office:value-type="float" office:value="5442981">
                <text:p>5442981</text:p>
              </table:table-cell>
              <table:table-cell office:value-type="float" office:value="20.0012244528437">
                <text:p>20.0012244528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34">
                <text:p>7834</text:p>
              </table:table-cell>
              <table:table-cell office:value-type="float" office:value="1">
                <text:p>1</text:p>
              </table:table-cell>
              <table:table-cell office:value-type="float" office:value="11915">
                <text:p>11915</text:p>
              </table:table-cell>
              <table:table-cell office:value-type="float" office:value="1.00072092113123">
                <text:p>1.00072092113123</text:p>
              </table:table-cell>
              <table:table-cell office:value-type="float" office:value="550766">
                <text:p>550766</text:p>
              </table:table-cell>
              <table:table-cell office:value-type="float" office:value="1.11667543576774">
                <text:p>1.11667543576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28">
                <text:p>5228</text:p>
              </table:table-cell>
              <table:table-cell office:value-type="float" office:value="1">
                <text:p>1</text:p>
              </table:table-cell>
              <table:table-cell office:value-type="float" office:value="260315.666666667">
                <text:p>260315.666666667</text:p>
              </table:table-cell>
              <table:table-cell office:value-type="float" office:value="1.07115924763173">
                <text:p>1.07115924763173</text:p>
              </table:table-cell>
              <table:table-cell office:value-type="float" office:value="2842381">
                <text:p>2842381</text:p>
              </table:table-cell>
              <table:table-cell office:value-type="float" office:value="1.5198348569411">
                <text:p>1.5198348569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2">
                <text:p>2092</text:p>
              </table:table-cell>
              <table:table-cell office:value-type="float" office:value="1.9742860026189">
                <text:p>1.9742860026189</text:p>
              </table:table-cell>
              <table:table-cell office:value-type="float" office:value="15510">
                <text:p>15510</text:p>
              </table:table-cell>
              <table:table-cell office:value-type="float" office:value="1.60490643881774">
                <text:p>1.60490643881774</text:p>
              </table:table-cell>
              <table:table-cell office:value-type="float" office:value="1020203">
                <text:p>1020203</text:p>
              </table:table-cell>
              <table:table-cell office:value-type="float" office:value="3.88354631021636">
                <text:p>3.88354631021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39.5">
                <text:p>8539.5</text:p>
              </table:table-cell>
              <table:table-cell office:value-type="float" office:value="1">
                <text:p>1</text:p>
              </table:table-cell>
              <table:table-cell office:value-type="float" office:value="25123.5">
                <text:p>25123.5</text:p>
              </table:table-cell>
              <table:table-cell office:value-type="float" office:value="1.00151847968981">
                <text:p>1.00151847968981</text:p>
              </table:table-cell>
              <table:table-cell office:value-type="float" office:value="1020203">
                <text:p>1020203</text:p>
              </table:table-cell>
              <table:table-cell office:value-type="float" office:value="1.64418621146209">
                <text:p>1.64418621146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27509976563">
                <text:p>9.127509976563</text:p>
              </table:table-cell>
              <table:table-cell office:value-type="float" office:value="1">
                <text:p>1</text:p>
              </table:table-cell>
              <table:table-cell office:value-type="float" office:value="95454.6">
                <text:p>95454.6</text:p>
              </table:table-cell>
              <table:table-cell office:value-type="float" office:value="1.03441688124553">
                <text:p>1.03441688124553</text:p>
              </table:table-cell>
              <table:table-cell office:value-type="float" office:value="3406616">
                <text:p>3406616</text:p>
              </table:table-cell>
              <table:table-cell office:value-type="float" office:value="14.3442013422819">
                <text:p>14.3442013422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88">
                <text:p>4388</text:p>
              </table:table-cell>
              <table:table-cell office:value-type="float" office:value="1">
                <text:p>1</text:p>
              </table:table-cell>
              <table:table-cell office:value-type="float" office:value="43557">
                <text:p>43557</text:p>
              </table:table-cell>
              <table:table-cell office:value-type="float" office:value="1.07689042559172">
                <text:p>1.07689042559172</text:p>
              </table:table-cell>
              <table:table-cell office:value-type="float" office:value="4311915.66666667">
                <text:p>4311915.66666667</text:p>
              </table:table-cell>
              <table:table-cell office:value-type="float" office:value="2.81928018799102">
                <text:p>2.81928018799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1976744186047">
                <text:p>50.1976744186047</text:p>
              </table:table-cell>
              <table:table-cell office:value-type="float" office:value="1">
                <text:p>1</text:p>
              </table:table-cell>
              <table:table-cell office:value-type="float" office:value="10256570">
                <text:p>10256570</text:p>
              </table:table-cell>
              <table:table-cell office:value-type="float" office:value="2.08111095480215">
                <text:p>2.08111095480215</text:p>
              </table:table-cell>
              <table:table-cell office:value-type="float" office:value="369660">
                <text:p>369660</text:p>
              </table:table-cell>
              <table:table-cell office:value-type="float" office:value="2.08250073408063">
                <text:p>2.08250073408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976744186047">
                <text:p>50.1976744186047</text:p>
              </table:table-cell>
              <table:table-cell office:value-type="float" office:value="1">
                <text:p>1</text:p>
              </table:table-cell>
              <table:table-cell office:value-type="float" office:value="47809.1818181818">
                <text:p>47809.1818181818</text:p>
              </table:table-cell>
              <table:table-cell office:value-type="float" office:value="3.25672425990826">
                <text:p>3.25672425990826</text:p>
              </table:table-cell>
              <table:table-cell office:value-type="float" office:value="6153261.75">
                <text:p>6153261.75</text:p>
              </table:table-cell>
              <table:table-cell office:value-type="float" office:value="4.34401699667242">
                <text:p>4.34401699667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1976744186047">
                <text:p>50.1976744186047</text:p>
              </table:table-cell>
              <table:table-cell office:value-type="float" office:value="1">
                <text:p>1</text:p>
              </table:table-cell>
              <table:table-cell office:value-type="float" office:value="47809.1818181818">
                <text:p>47809.1818181818</text:p>
              </table:table-cell>
              <table:table-cell office:value-type="float" office:value="3.27361586518757">
                <text:p>3.27361586518757</text:p>
              </table:table-cell>
              <table:table-cell office:value-type="float" office:value="792947549">
                <text:p>792947549</text:p>
              </table:table-cell>
              <table:table-cell office:value-type="float" office:value="21.4892225604418">
                <text:p>21.4892225604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6.592592592593">
                <text:p>376.592592592593</text:p>
              </table:table-cell>
              <table:table-cell office:value-type="float" office:value="1">
                <text:p>1</text:p>
              </table:table-cell>
              <table:table-cell office:value-type="float" office:value="10256570">
                <text:p>10256570</text:p>
              </table:table-cell>
              <table:table-cell office:value-type="float" office:value="1.12234226540588">
                <text:p>1.12234226540588</text:p>
              </table:table-cell>
              <table:table-cell office:value-type="float" office:value="126154056">
                <text:p>126154056</text:p>
              </table:table-cell>
              <table:table-cell office:value-type="float" office:value="10.8743383492576">
                <text:p>10.8743383492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.33333333333">
                <text:p>1000.33333333333</text:p>
              </table:table-cell>
              <table:table-cell office:value-type="float" office:value="1">
                <text:p>1</text:p>
              </table:table-cell>
              <table:table-cell office:value-type="float" office:value="23916">
                <text:p>23916</text:p>
              </table:table-cell>
              <table:table-cell office:value-type="float" office:value="1">
                <text:p>1</text:p>
              </table:table-cell>
              <table:table-cell office:value-type="float" office:value="2057893916">
                <text:p>2057893916</text:p>
              </table:table-cell>
              <table:table-cell office:value-type="float" office:value="216.078867181138">
                <text:p>216.078867181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0">
                <text:p>2510</text:p>
              </table:table-cell>
              <table:table-cell office:value-type="float" office:value="1">
                <text:p>1</text:p>
              </table:table-cell>
              <table:table-cell office:value-type="float" office:value="12774">
                <text:p>12774</text:p>
              </table:table-cell>
              <table:table-cell office:value-type="float" office:value="1.00001402848292">
                <text:p>1.0000140284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6.15625">
                <text:p>616.15625</text:p>
              </table:table-cell>
              <table:table-cell office:value-type="float" office:value="1">
                <text:p>1</text:p>
              </table:table-cell>
              <table:table-cell office:value-type="float" office:value="24334.875">
                <text:p>24334.875</text:p>
              </table:table-cell>
              <table:table-cell office:value-type="float" office:value="1.00104754287953">
                <text:p>1.0010475428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4618441971383">
                <text:p>8.34618441971383</text:p>
              </table:table-cell>
              <table:table-cell office:value-type="float" office:value="1">
                <text:p>1</text:p>
              </table:table-cell>
              <table:table-cell office:value-type="float" office:value="4309">
                <text:p>4309</text:p>
              </table:table-cell>
              <table:table-cell office:value-type="float" office:value="1.01135249906823">
                <text:p>1.0113524990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2035398230089">
                <text:p>5.92035398230089</text:p>
              </table:table-cell>
              <table:table-cell office:value-type="float" office:value="1.00028874765582">
                <text:p>1.00028874765582</text:p>
              </table:table-cell>
              <table:table-cell office:value-type="float" office:value="3771">
                <text:p>3771</text:p>
              </table:table-cell>
              <table:table-cell office:value-type="float" office:value="1.00323424782821">
                <text:p>1.0032342478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728813559322">
                <text:p>10.3728813559322</text:p>
              </table:table-cell>
              <table:table-cell office:value-type="float" office:value="1">
                <text:p>1</text:p>
              </table:table-cell>
              <table:table-cell office:value-type="float" office:value="9187">
                <text:p>9187</text:p>
              </table:table-cell>
              <table:table-cell office:value-type="float" office:value="2.48584790686067">
                <text:p>2.4858479068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3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5681">
                <text:p>5681</text:p>
              </table:table-cell>
              <table:table-cell office:value-type="float" office:value="2.54022495895211">
                <text:p>2.5402249589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2625.5609756098">
                <text:p>22625.5609756098</text:p>
              </table:table-cell>
              <table:table-cell office:value-type="float" office:value="1.00010387243125">
                <text:p>1.0001038724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6.653814602133">
                <text:p>256.653814602133</text:p>
              </table:table-cell>
              <table:table-cell office:value-type="float" office:value="1">
                <text:p>1</text:p>
              </table:table-cell>
              <table:table-cell office:value-type="float" office:value="161330.086956522">
                <text:p>161330.086956522</text:p>
              </table:table-cell>
              <table:table-cell office:value-type="float" office:value="1.22906043541513">
                <text:p>1.2290604354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2625.5609756098">
                <text:p>22625.5609756098</text:p>
              </table:table-cell>
              <table:table-cell office:value-type="float" office:value="1.07116516371759">
                <text:p>1.0711651637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8.3816">
                <text:p>628.3816</text:p>
              </table:table-cell>
              <table:table-cell office:value-type="float" office:value="1">
                <text:p>1</text:p>
              </table:table-cell>
              <table:table-cell office:value-type="float" office:value="22625.5609756098">
                <text:p>22625.56097560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79">
                <text:p>17379</text:p>
              </table:table-cell>
              <table:table-cell office:value-type="float" office:value="7.57463926436885">
                <text:p>7.57463926436885</text:p>
              </table:table-cell>
              <table:table-cell office:value-type="float" office:value="82720">
                <text:p>82720</text:p>
              </table:table-cell>
              <table:table-cell office:value-type="float" office:value="1.26523540741263">
                <text:p>1.2652354074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51">
                <text:p>2751</text:p>
              </table:table-cell>
              <table:table-cell office:value-type="float" office:value="8.86383806688536">
                <text:p>8.86383806688536</text:p>
              </table:table-cell>
              <table:table-cell office:value-type="float" office:value="14051">
                <text:p>14051</text:p>
              </table:table-cell>
              <table:table-cell office:value-type="float" office:value="1.00028232222536">
                <text:p>1.0002823222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.215182251864">
                <text:p>115.215182251864</text:p>
              </table:table-cell>
              <table:table-cell office:value-type="float" office:value="1.46069624035989">
                <text:p>1.46069624035989</text:p>
              </table:table-cell>
              <table:table-cell office:value-type="float" office:value="195936">
                <text:p>195936</text:p>
              </table:table-cell>
              <table:table-cell office:value-type="float" office:value="1.02008597418098">
                <text:p>1.02008597418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1616603319775">
                <text:p>24.1616603319775</text:p>
              </table:table-cell>
              <table:table-cell office:value-type="float" office:value="1.02921963369166">
                <text:p>1.02921963369166</text:p>
              </table:table-cell>
              <table:table-cell office:value-type="float" office:value="1909379">
                <text:p>1909379</text:p>
              </table:table-cell>
              <table:table-cell office:value-type="float" office:value="1.98292189873155">
                <text:p>1.98292189873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7">
                <text:p>727</text:p>
              </table:table-cell>
              <table:table-cell office:value-type="float" office:value="4.20494107457012">
                <text:p>4.20494107457012</text:p>
              </table:table-cell>
              <table:table-cell office:value-type="float" office:value="87986607">
                <text:p>87986607</text:p>
              </table:table-cell>
              <table:table-cell office:value-type="float" office:value="8.28613299106454">
                <text:p>8.2861329910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5.38461538462">
                <text:p>1555.38461538462</text:p>
              </table:table-cell>
              <table:table-cell office:value-type="float" office:value="5.59722639082318">
                <text:p>5.59722639082318</text:p>
              </table:table-cell>
              <table:table-cell office:value-type="float" office:value="41145539">
                <text:p>41145539</text:p>
              </table:table-cell>
              <table:table-cell office:value-type="float" office:value="159.118929945888">
                <text:p>159.11892994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14">
                <text:p>8514</text:p>
              </table:table-cell>
              <table:table-cell office:value-type="float" office:value="3.97586822327664">
                <text:p>3.97586822327664</text:p>
              </table:table-cell>
              <table:table-cell office:value-type="float" office:value="41145539">
                <text:p>41145539</text:p>
              </table:table-cell>
              <table:table-cell office:value-type="float" office:value="1.44577265856752">
                <text:p>1.4457726585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54.60344827586">
                <text:p>4354.60344827586</text:p>
              </table:table-cell>
              <table:table-cell office:value-type="float" office:value="2.13669082771294">
                <text:p>2.13669082771294</text:p>
              </table:table-cell>
              <table:table-cell office:value-type="float" office:value="60243">
                <text:p>60243</text:p>
              </table:table-cell>
              <table:table-cell office:value-type="float" office:value="1.7108770981052">
                <text:p>1.710877098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3.708333333333">
                <text:p>603.708333333333</text:p>
              </table:table-cell>
              <table:table-cell office:value-type="float" office:value="1">
                <text:p>1</text:p>
              </table:table-cell>
              <table:table-cell office:value-type="float" office:value="31960">
                <text:p>31960</text:p>
              </table:table-cell>
              <table:table-cell office:value-type="float" office:value="1.0103528915017">
                <text:p>1.010352891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742857142857">
                <text:p>129.742857142857</text:p>
              </table:table-cell>
              <table:table-cell office:value-type="float" office:value="1">
                <text:p>1</text:p>
              </table:table-cell>
              <table:table-cell office:value-type="float" office:value="99902">
                <text:p>99902</text:p>
              </table:table-cell>
              <table:table-cell office:value-type="float" office:value="2.81997922934686">
                <text:p>2.8199792293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7519712790053">
                <text:p>3.67519712790053</text:p>
              </table:table-cell>
              <table:table-cell office:value-type="float" office:value="1">
                <text:p>1</text:p>
              </table:table-cell>
              <table:table-cell office:value-type="float" office:value="523511">
                <text:p>523511</text:p>
              </table:table-cell>
              <table:table-cell office:value-type="float" office:value="1.24576429988456">
                <text:p>1.24576429988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722.2169811321">
                <text:p>26722.2169811321</text:p>
              </table:table-cell>
              <table:table-cell office:value-type="float" office:value="1.47922166587061">
                <text:p>1.47922166587061</text:p>
              </table:table-cell>
              <table:table-cell office:value-type="float" office:value="70725">
                <text:p>70725</text:p>
              </table:table-cell>
              <table:table-cell office:value-type="float" office:value="1.00728288571476">
                <text:p>1.0072828857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306">
                <text:p>52306</text:p>
              </table:table-cell>
              <table:table-cell office:value-type="float" office:value="4.1686384292356">
                <text:p>4.1686384292356</text:p>
              </table:table-cell>
              <table:table-cell office:value-type="float" office:value="2842381">
                <text:p>2842381</text:p>
              </table:table-cell>
              <table:table-cell office:value-type="float" office:value="1.45408644653061">
                <text:p>1.45408644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430.2576271186">
                <text:p>26430.2576271186</text:p>
              </table:table-cell>
              <table:table-cell office:value-type="float" office:value="4.34036473262973">
                <text:p>4.34036473262973</text:p>
              </table:table-cell>
              <table:table-cell office:value-type="float" office:value="319854.56">
                <text:p>319854.56</text:p>
              </table:table-cell>
              <table:table-cell office:value-type="float" office:value="1.8034983381202">
                <text:p>1.803498338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430.2576271186">
                <text:p>26430.2576271186</text:p>
              </table:table-cell>
              <table:table-cell office:value-type="float" office:value="4.30516380237693">
                <text:p>4.30516380237693</text:p>
              </table:table-cell>
              <table:table-cell office:value-type="float" office:value="1641411.5">
                <text:p>1641411.5</text:p>
              </table:table-cell>
              <table:table-cell office:value-type="float" office:value="1.05535298170641">
                <text:p>1.05535298170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22.2169811321">
                <text:p>26722.2169811321</text:p>
              </table:table-cell>
              <table:table-cell office:value-type="float" office:value="1.17085601723987">
                <text:p>1.17085601723987</text:p>
              </table:table-cell>
              <table:table-cell office:value-type="float" office:value="1641411.5">
                <text:p>1641411.5</text:p>
              </table:table-cell>
              <table:table-cell office:value-type="float" office:value="1.0421384655673">
                <text:p>1.042138465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430.2576271186">
                <text:p>26430.2576271186</text:p>
              </table:table-cell>
              <table:table-cell office:value-type="float" office:value="2.7268711790079">
                <text:p>2.7268711790079</text:p>
              </table:table-cell>
              <table:table-cell office:value-type="float" office:value="795004.777777778">
                <text:p>795004.777777778</text:p>
              </table:table-cell>
              <table:table-cell office:value-type="float" office:value="1.04910732421667">
                <text:p>1.0491073242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204">
                <text:p>41204</text:p>
              </table:table-cell>
              <table:table-cell office:value-type="float" office:value="1.12607397296938">
                <text:p>1.12607397296938</text:p>
              </table:table-cell>
              <table:table-cell office:value-type="float" office:value="2945072">
                <text:p>2945072</text:p>
              </table:table-cell>
              <table:table-cell office:value-type="float" office:value="1.1342275535776">
                <text:p>1.1342275535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2.615384615385">
                <text:p>592.615384615385</text:p>
              </table:table-cell>
              <table:table-cell office:value-type="float" office:value="1.0002235256562">
                <text:p>1.0002235256562</text:p>
              </table:table-cell>
              <table:table-cell office:value-type="float" office:value="424620">
                <text:p>424620</text:p>
              </table:table-cell>
              <table:table-cell office:value-type="float" office:value="1.01034046052591">
                <text:p>1.0103404605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073">
                <text:p>28073</text:p>
              </table:table-cell>
              <table:table-cell office:value-type="float" office:value="1.10423040882956">
                <text:p>1.10423040882956</text:p>
              </table:table-cell>
              <table:table-cell office:value-type="float" office:value="319480">
                <text:p>319480</text:p>
              </table:table-cell>
              <table:table-cell office:value-type="float" office:value="1.90378231124561">
                <text:p>1.9037823112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90">
                <text:p>34190</text:p>
              </table:table-cell>
              <table:table-cell office:value-type="float" office:value="1.32287518647121">
                <text:p>1.32287518647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769.25">
                <text:p>378769.25</text:p>
              </table:table-cell>
              <table:table-cell office:value-type="float" office:value="2.79428348445851">
                <text:p>2.79428348445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45539">
                <text:p>41145539</text:p>
              </table:table-cell>
              <table:table-cell office:value-type="float" office:value="34.3726051030606">
                <text:p>34.372605103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75984">
                <text:p>21175984</text:p>
              </table:table-cell>
              <table:table-cell office:value-type="float" office:value="2.32812549310179">
                <text:p>2.3281254931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474088">
                <text:p>125474088</text:p>
              </table:table-cell>
              <table:table-cell office:value-type="float" office:value="3.98947733319989">
                <text:p>3.9894773331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098">
                <text:p>448098</text:p>
              </table:table-cell>
              <table:table-cell office:value-type="float" office:value="38.0891109180448">
                <text:p>38.089110918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098">
                <text:p>448098</text:p>
              </table:table-cell>
              <table:table-cell office:value-type="float" office:value="3.40999600278315">
                <text:p>3.4099960027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760">
                <text:p>1229760</text:p>
              </table:table-cell>
              <table:table-cell office:value-type="float" office:value="2.14926048898284">
                <text:p>2.1492604889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